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style-name="ce0"/>
          <table:table-cell table:style-name="ce0"/>
          <table:table-cell table:style-name="ce0" office:value-type="string">
            <text:p>Man
“Ah, hey, folks. You meanin' to pass frough?”</text:p>
          </table:table-cell>
          <table:table-cell table:number-columns-repeated="1020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style-name="ce0"/>
          <table:table-cell table:style-name="ce0"/>
          <table:table-cell table:style-name="ce0" office:value-type="string">
            <text:p>Man
“There's actually been a landsloide in
this tunnel.”</text:p>
          </table:table-cell>
          <table:table-cell table:number-columns-repeated="1020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style-name="ce0"/>
          <table:table-cell table:style-name="ce0"/>
          <table:table-cell table:style-name="ce0" office:value-type="string">
            <text:p>Man
“As you can see, the way ahead's proper
blocked off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, it looks like quite a serious rockfall.</text:p>
          </table:table-cell>
          <table:table-cell table:number-columns-repeated="1020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〜, how are we going to get through
now...?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anted to get to the castle as quickly as
possible, too... argh, what miserable timing!</text:p>
          </table:table-cell>
          <table:table-cell table:number-columns-repeated="1020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style-name="ce0"/>
          <table:table-cell table:style-name="ce0"/>
          <table:table-cell table:style-name="ce0" office:value-type="string">
            <text:p>Man
“But not to worry! We've actually made an
emergency passage roight 'ere.”</text:p>
          </table:table-cell>
          <table:table-cell table:number-columns-repeated="1020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style-name="ce0"/>
          <table:table-cell table:style-name="ce0"/>
          <table:table-cell table:style-name="ce0" office:value-type="string">
            <text:p>Man
“All you 'af to do is take those special steps
down, and you'll get to the uvver side in two
shakes of a lamb's tail!”</text:p>
          </table:table-cell>
          <table:table-cell table:number-columns-repeated="1020"/>
        </table:table-row>
        <table:table-row>
          <table:table-cell table:style-name="ce0" office:value-type="string">
            <text:p>お♪　気が利くね、おじさ～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! ♪ How thoughtful of ya, good sirs〜!!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, it's much apprecia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